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42cm" style:rel-column-width="931*"/>
    </style:style>
    <style:style style:name="Table1.B" style:family="table-column">
      <style:table-column-properties style:column-width="2.408cm" style:rel-column-width="1365*"/>
    </style:style>
    <style:style style:name="Table1.C" style:family="table-column">
      <style:table-column-properties style:column-width="5.08cm" style:rel-column-width="2880*"/>
    </style:style>
    <style:style style:name="Table1.D" style:family="table-column">
      <style:table-column-properties style:column-width="7.867cm" style:rel-column-width="446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0pt" fo:font-weight="bold" style:font-size-asian="10pt" style:font-weight-asian="bold" style:font-size-complex="10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text-properties fo:font-style="italic" style:font-style-asian="italic" style:font-style-complex="italic"/>
    </style:style>
    <style:style style:name="P10" style:family="paragraph" style:parent-style-name="Standard" style:list-style-name="L1"/>
    <style:style style:name="P1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ration of PT5212 remote</text:h>
      <text:p text:style-name="Standard"/>
      <text:p text:style-name="Standard">The PT5212 functions as a master controller for the changeover, and behaves virtually as the changeover itself. There are however certain differences, that the user should be aware of:</text:p>
      <text:p text:style-name="Standard"/>
      <text:list text:style-name="L1">
        <text:list-item>
          <text:p text:style-name="P3">When turned on, the remote is per default disabled for remote control. This is so no unwanted changes are made in the changeover settings. The external remote-LED will flash x times, to indicate software version. Hereafter the remote is ready for operation.</text:p>
        </text:list-item>
        <text:list-item>
          <text:p text:style-name="P3">On power on, the remote settings are set, as they were before it was shut down.</text:p>
        </text:list-item>
        <text:list-item>
          <text:p text:style-name="P3">If auto/manual mode is changed in the changeover when the remote is disabled, these changes are not known by the remote. When the remote is again enabled, the remote settings will be applied to the changeover. The remote control will <text:span text:style-name="T2">always</text:span><text:span text:style-name="T1"> </text:span><text:span text:style-name="T2">override the changeover settings, when enabled.</text:span></text:p>
        </text:list-item>
        <text:list-item>
          <text:p text:style-name="P3"><text:span text:style-name="T2">If remote control is disabled, the primary sync generator selection on the remote will follow the 'on air' generator on the changeover.</text:span></text:p>
        </text:list-item>
        <text:list-item>
          <text:p text:style-name="P3">When in 'manual mode' and with 'remote control' <text:span text:style-name="T1">enabled</text:span>, the buzzer will not sound when a generator fails. The error LEDs will however still indicate failures. (the buzzer will sound, when in 'manual mode' and with 'remote control' <text:span text:style-name="T1">disabled </text:span><text:span text:style-name="T2">if enabled in the changeover</text:span><text:span text:style-name="T1">)</text:span></text:p>
        </text:list-item>
        <text:list-item>
          <text:p text:style-name="P3">When in 'auto mode', both LEDs and the buzzer will indicate failures. To reset the error state, set the remote into 'manual mode' or change primary sync generator.</text:p>
        </text:list-item>
        <text:list-item>
          <text:p text:style-name="P3">When switching from 'auto mode' to 'manual mode' on the remote, the primay sync generator <text:s/>will be set to the 'on air' generator.</text:p>
        </text:list-item>
        <text:list-item>
          <text:p text:style-name="P3">If the error state is not reset, the changeover can not automatically switch sync generator, when an new error occours.</text:p>
        </text:list-item>
      </text:list>
      <text:p text:style-name="P9"/>
      <text:p text:style-name="Standard">Below is an schematic for operation of the remot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Remote enable</text:p>
          </table:table-cell>
          <table:table-cell table:style-name="Table1.A1" office:value-type="string">
            <text:p text:style-name="P1">Auto/Manual mode</text:p>
          </table:table-cell>
          <table:table-cell table:style-name="Table1.A1" office:value-type="string">
            <text:p text:style-name="P1">Event</text:p>
          </table:table-cell>
          <table:table-cell table:style-name="Table1.D1" office:value-type="string">
            <text:p text:style-name="P1">Action</text:p>
          </table:table-cell>
        </table:table-row>
        <table:table-row>
          <table:table-cell table:style-name="Table1.A2" office:value-type="string">
            <text:p text:style-name="P2">Off</text:p>
          </table:table-cell>
          <table:table-cell table:style-name="Table1.A2" office:value-type="string">
            <text:p text:style-name="P2">X</text:p>
          </table:table-cell>
          <table:table-cell table:style-name="Table1.A2" office:value-type="string">
            <text:p text:style-name="P2">Switch to 'remote enabled'</text:p>
          </table:table-cell>
          <table:table-cell table:style-name="Table1.D2" office:value-type="string">
            <text:p text:style-name="P2">While disabled, the remote responds only to the 'remote enable' button. The primary generator selection follows the 'on air' generator. When enabled, the remote settings will be applied to the changeover</text:p>
          </table:table-cell>
        </table:table-row>
        <table:table-row>
          <table:table-cell table:style-name="Table1.A2" office:value-type="string">
            <text:p text:style-name="P2">On</text:p>
          </table:table-cell>
          <table:table-cell table:style-name="Table1.A2" office:value-type="string">
            <text:p text:style-name="P2">Manual</text:p>
          </table:table-cell>
          <table:table-cell table:style-name="Table1.A2" office:value-type="string">
            <text:p text:style-name="P2">Switch to 'remote disabled'</text:p>
          </table:table-cell>
          <table:table-cell table:style-name="Table1.D2" office:value-type="string">
            <text:p text:style-name="P2">The remote will go into 'disabled mode', behaving like described above.</text:p>
          </table:table-cell>
        </table:table-row>
        <table:table-row>
          <table:table-cell table:style-name="Table1.A2" office:value-type="string">
            <text:p text:style-name="P2">On</text:p>
          </table:table-cell>
          <table:table-cell table:style-name="Table1.A2" office:value-type="string">
            <text:p text:style-name="P2">Manual</text:p>
          </table:table-cell>
          <table:table-cell table:style-name="Table1.A2" office:value-type="string">
            <text:p text:style-name="P2">Switch to 'auto mode'</text:p>
          </table:table-cell>
          <table:table-cell table:style-name="Table1.D2" office:value-type="string">
            <text:p text:style-name="P2">The remote will go into 'auto mode'.</text:p>
          </table:table-cell>
        </table:table-row>
        <table:table-row>
          <table:table-cell table:style-name="Table1.A2" office:value-type="string">
            <text:p text:style-name="P2">On</text:p>
          </table:table-cell>
          <table:table-cell table:style-name="Table1.A2" office:value-type="string">
            <text:p text:style-name="P2">Manual</text:p>
          </table:table-cell>
          <table:table-cell table:style-name="Table1.A2" office:value-type="string">
            <text:p text:style-name="P2">Switch prim. sync generator</text:p>
          </table:table-cell>
          <table:table-cell table:style-name="Table1.D2" office:value-type="string">
            <text:p text:style-name="P2">The primary sync selection will change.</text:p>
          </table:table-cell>
        </table:table-row>
        <table:table-row>
          <table:table-cell table:style-name="Table1.A2" office:value-type="string">
            <text:p text:style-name="P2">On</text:p>
          </table:table-cell>
          <table:table-cell table:style-name="Table1.A2" office:value-type="string">
            <text:p text:style-name="P2">Auto</text:p>
          </table:table-cell>
          <table:table-cell table:style-name="Table1.A2" office:value-type="string">
            <text:p text:style-name="P2">Switch to 'remote disabled'</text:p>
          </table:table-cell>
          <table:table-cell table:style-name="Table1.D2" office:value-type="string">
            <text:p text:style-name="P2">The remote will go into 'disabled mode', behaving like described above.</text:p>
          </table:table-cell>
        </table:table-row>
        <table:table-row>
          <table:table-cell table:style-name="Table1.A2" office:value-type="string">
            <text:p text:style-name="P2">On</text:p>
          </table:table-cell>
          <table:table-cell table:style-name="Table1.A2" office:value-type="string">
            <text:p text:style-name="P2">Auto</text:p>
          </table:table-cell>
          <table:table-cell table:style-name="Table1.A2" office:value-type="string">
            <text:p text:style-name="P2">Switch to 'manual mode'</text:p>
          </table:table-cell>
          <table:table-cell table:style-name="Table1.D2" office:value-type="string">
            <text:p text:style-name="P2">The remote will go into 'manual mode'. The primary generator will be set to the 'on air' generator. This resets error states, if a generator has failed.</text:p>
          </table:table-cell>
        </table:table-row>
        <table:table-row>
          <table:table-cell table:style-name="Table1.A2" office:value-type="string">
            <text:p text:style-name="P2">On</text:p>
          </table:table-cell>
          <table:table-cell table:style-name="Table1.A2" office:value-type="string">
            <text:p text:style-name="P2">Auto</text:p>
          </table:table-cell>
          <table:table-cell table:style-name="Table1.A2" office:value-type="string">
            <text:p text:style-name="P2">Switch prim. sync generator</text:p>
          </table:table-cell>
          <table:table-cell table:style-name="Table1.D2" office:value-type="string">
            <text:p text:style-name="P2">The primary sync selection will change. <text:span text:style-name="T3">This resets error states, if a generator has failed.</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jens hansen</meta:initial-creator>
    <meta:creation-date>2007-06-01T13:25:34</meta:creation-date>
    <dc:creator>jens hansen</dc:creator>
    <dc:date>2007-06-06T10:12:01</dc:date>
    <dc:language>da-DK</dc:language>
    <meta:editing-cycles>9</meta:editing-cycles>
    <meta:editing-duration>PT1H4M2S</meta:editing-duration>
    <meta:user-defined meta:name="Info 1"/>
    <meta:user-defined meta:name="Info 2"/>
    <meta:user-defined meta:name="Info 3"/>
    <meta:user-defined meta:name="Info 4"/>
    <meta:document-statistic meta:table-count="1" meta:image-count="0" meta:object-count="0" meta:page-count="1" meta:paragraph-count="43" meta:word-count="443" meta:character-count="2628"/>
  </office:meta>
</office:document-meta>
</file>